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1d9f" officeooo:paragraph-rsid="00041d9f"/>
    </style:style>
    <style:style style:name="P2" style:family="paragraph" style:parent-style-name="Standard">
      <style:paragraph-properties fo:text-align="start" style:justify-single-word="false"/>
      <style:text-properties officeooo:rsid="00041d9f" officeooo:paragraph-rsid="00041d9f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041d9f" officeooo:paragraph-rsid="00041d9f"/>
    </style:style>
    <style:style style:name="P4" style:family="paragraph" style:parent-style-name="Standard">
      <style:paragraph-properties fo:text-align="end" style:justify-single-word="false"/>
      <style:text-properties fo:language="es" fo:country="ES" officeooo:rsid="00041d9f" officeooo:paragraph-rsid="00041d9f"/>
    </style:style>
    <style:style style:name="T1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Guadalajara, Jal 5 de Marzo de 2015</text:p>
      <text:p text:style-name="P1"/>
      <text:p text:style-name="P2"/>
      <text:p text:style-name="P3">A quien corresponda:</text:p>
      <text:p text:style-name="P2"/>
      <text:p text:style-name="P2"/>
      <text:p text:style-name="P3"><text:tab/>Por medio de la presente hago constar que conosco al Sr. Jonathan Aguirre, como una persona honrrada, onesta, y trabajadora al cual tengo 6 anos de conocer y no tengo ningun inconveniente en recomendar ampliamente. </text:p>
      <text:p text:style-name="P2"><text:tab/></text:p>
      <text:p text:style-name="P3"><text:tab/>Sin mas por el momento quedo ustedes para los fines que sean necesarios.</text:p>
      <text:p text:style-name="P2"/>
      <text:p text:style-name="P2"/>
      <text:p text:style-name="P2"/>
      <text:p text:style-name="P3">Atentamente</text:p>
      <text:p text:style-name="P2"/>
      <text:p text:style-name="P2">______________________</text:p>
      <text:p text:style-name="P3">Sra. Maria Grisalda Diaz</text:p>
      <text:p text:style-name="P3">Rupia #4038 </text:p>
      <text:p text:style-name="P3">Colonia Lagos de Oriente</text:p>
      <text:p text:style-name="P2">tel: 33110133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9:58:25.257649518</meta:creation-date>
    <meta:generator>LibreOffice/4.3.3.2$Linux_X86_64 LibreOffice_project/430m0$Build-2</meta:generator>
    <dc:date>2015-03-05T20:09:04.281108225</dc:date>
    <meta:editing-duration>PT10M38S</meta:editing-duration>
    <meta:editing-cycles>4</meta:editing-cycles>
    <meta:document-statistic meta:table-count="0" meta:image-count="0" meta:object-count="0" meta:page-count="1" meta:paragraph-count="11" meta:word-count="72" meta:character-count="453" meta:non-whitespace-character-count="386"/>
  </office:meta>
</office:document-meta>
</file>